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GUI.createPopupMenu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stBeanGUI.TestBeanGUI( Class testBea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BeanGUI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BeanGUI.TestBea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GUI.createTest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BeanGUI.getStatic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BeanGUI.setPropertyInElement( TestElement elemen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GUI.configure( Test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stBeanGUI.clear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GUI.getMenuCategorie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TestBeanGUI.modifyTestElement( Test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stBea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GUI.createCustomiz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